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style:font-name="Noto Mono" fo:font-size="13pt" officeooo:rsid="000fd298" officeooo:paragraph-rsid="000fd298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ndo em AWK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17:27:08.911775672</meta:creation-date>
    <meta:generator>LibreOffice/7.4.7.2$Linux_X86_64 LibreOffice_project/40$Build-2</meta:generator>
    <dc:date>2025-05-29T17:28:45.807136059</dc:date>
    <meta:editing-duration>PT1M36S</meta:editing-duration>
    <meta:editing-cycles>3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